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B8000007D0FABE980E993606B8.png" manifest:media-type="image/png"/>
  <manifest:file-entry manifest:full-path="Pictures/10000201000000E1000000E17B0B6E8134EFFFAB.png" manifest:media-type="image/png"/>
  <manifest:file-entry manifest:full-path="Pictures/1000020100000CE50000074219AF2A0ED831A924.png" manifest:media-type="image/png"/>
  <manifest:file-entry manifest:full-path="Pictures/100002010000074A00000300ACDB0190EB183B1D.png" manifest:media-type="image/png"/>
  <manifest:file-entry manifest:full-path="Pictures/100000000000000800000008B0BE7AAD9E94A6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813709" draw:fill="bitmap" draw:fill-color="#333333" draw:fill-image-name="Bitmap_20_1" style:repeat="stretch" draw:textarea-horizontal-align="center" draw:textarea-vertical-align="middle" draw:shadow="visible" draw:shadow-offset-x="0cm" draw:shadow-offset-y="0.035cm"/>
    </style:style>
    <style:style style:name="gr3" style:family="graphic" style:parent-style-name="standard">
      <style:graphic-properties svg:stroke-color="#813709" draw:fill-color="#ffdbb6" draw:textarea-horizontal-align="justify" draw:textarea-vertical-align="middle" draw:auto-grow-height="false" fo:min-height="1.597cm" fo:min-width="20.636cm" draw:shadow="visible" draw:shadow-offset-x="0cm" draw:shadow-offset-y="0.035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false" fo:min-height="0.921cm" fo:min-width="0cm"/>
      <style:paragraph-properties style:writing-mode="lr-tb"/>
    </style:style>
    <style:style style:name="gr5" style:family="graphic" style:parent-style-name="standard">
      <style:graphic-properties svg:stroke-color="#813709" draw:fill-color="#ffdbb6" draw:textarea-horizontal-align="justify" draw:textarea-vertical-align="middle" draw:auto-grow-height="false" fo:min-height="2.212cm" fo:min-width="21.844cm" draw:shadow="visible" draw:shadow-offset-x="0cm" draw:shadow-offset-y="0.0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false" fo:min-height="1.501cm" fo:min-width="20.958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99cm, 0cm, 0.329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63cm, 14.693cm, 5.886cm, 15.026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333333" draw:fill-image-name="Bitmap_20_1" style:repeat="stretch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text-shadow="1pt 1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40pt" fo:text-shadow="1pt 1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T1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8cm" svg:height="15.749cm" svg:x="0.02cm" svg:y="0cm">
          <draw:image xlink:href="Pictures/1000020100000CE50000074219AF2A0ED831A924.png" xlink:type="simple" xlink:show="embed" xlink:actuate="onLoad" draw:mime-type="image/png">
            <text:p/>
          </draw:image>
        </draw:frame>
        <draw:g>
          <draw:path draw:style-name="gr2" draw:text-style-name="P2" draw:layer="layout" svg:width="22.825cm" svg:height="9.568cm" svg:x="2.587cm" svg:y="1.43cm" svg:viewBox="0 0 22826 9569" svg:d="M0 1745c10-296 91-585 237-842 155-275 379-503 649-662 253-148 537-231 828-241h19397c291 10 575 93 827 241 270 159 494 387 650 662 156 274 238 586 238 903v7230c0 182-27 361-79 533h-22669c-46-152-73-311-78-472z">
            <text:p/>
          </draw:path>
          <draw:g>
            <draw:custom-shape draw:style-name="gr3" draw:text-style-name="P3" draw:layer="layout" svg:width="22.826cm" svg:height="1.993cm" svg:x="2.587cm" svg:y="12.274cm">
              <text:p/>
  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4" draw:text-style-name="P5" draw:layer="layout" svg:width="10.559cm" svg:height="1.171cm" svg:x="8.426cm" svg:y="13.15cm">
              <draw:text-box>
                <text:p text:style-name="P4"><text:span text:style-name="T1">Muhammad Faran Aiki</text:span></text:p>
              </draw:text-box>
            </draw:frame>
          </draw:g>
          <draw:g>
            <draw:custom-shape draw:style-name="gr5" draw:text-style-name="P3" draw:layer="layout" svg:width="24.13cm" svg:height="2.658cm" svg:x="1.935cm" svg:y="10.547cm">
              <text:p/>
  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6" draw:text-style-name="P5" draw:layer="layout" svg:width="21.458cm" svg:height="1.751cm" svg:x="3.067cm" svg:y="11.001cm">
              <draw:text-box>
                <text:p text:style-name="P4"><text:span text:style-name="T2">Presentation: LibreOffice Impress</text:span></text:p>
              </draw:text-box>
            </draw:frame>
          </draw:g>
          <draw:frame draw:style-name="gr7" draw:text-style-name="P1" draw:layer="layout" svg:width="2.786cm" svg:height="3.175cm" svg:x="23.036cm" svg:y="0.635cm">
            <draw:image xlink:href="Pictures/10000201000000E1000000E17B0B6E8134EFFFAB.png" xlink:type="simple" xlink:show="embed" xlink:actuate="onLoad" draw:mime-type="image/png">
              <text:p/>
            </draw:image>
          </draw:frame>
          <draw:frame draw:style-name="gr8" draw:text-style-name="P1" draw:layer="layout" svg:width="5.361cm" svg:height="4.197cm" svg:x="0.988cm" svg:y="0.247cm">
            <draw:image xlink:href="Pictures/1000020100000BB8000007D0FABE980E993606B8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0" draw:text-style-name="P7" draw:layer="layout" svg:width="12.7cm" svg:height="3.806cm" svg:x="3.175cm" svg:y="2.54cm">
          <draw:text-box>
            <text:p>https://www.deviantart.com/ademalsasa/art/Libreoffice-Impress-Presentation-Template-487139793</text:p>
            <text:p>https://www.youtube.com/watch?v=YpuwOyXk190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B0BE7AAD9E94A6C1.png" xlink:type="simple" xlink:show="embed" xlink:actuate="onLoad"/>
    <draw:fill-image draw:name="Bitmap_20_1" draw:display-name="Bitmap 1" xlink:href="Pictures/100002010000074A00000300ACDB0190EB183B1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0T19:37:58.687707387</meta:creation-date>
    <dc:date>2021-10-10T20:50:51.543882770</dc:date>
    <meta:editing-duration>PT1M40S</meta:editing-duration>
    <meta:editing-cycles>1</meta:editing-cycles>
    <meta:document-statistic meta:object-count="37"/>
    <meta:generator>LibreOffice/7.1.6.2.0$Linux_X86_64 LibreOffice_project/10$Build-2</meta:generator>
  </office:meta>
</office:document-meta>
</file>